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b20e0" officeooo:paragraph-rsid="000b20e0"/>
    </style:style>
    <style:style style:name="P2" style:family="paragraph" style:parent-style-name="Standard">
      <style:text-properties officeooo:rsid="00117b90" officeooo:paragraph-rsid="00117b90"/>
    </style:style>
    <style:style style:name="P3" style:family="paragraph" style:parent-style-name="Standard">
      <style:text-properties officeooo:rsid="00149b83" officeooo:paragraph-rsid="00149b83"/>
    </style:style>
    <style:style style:name="P4" style:family="paragraph" style:parent-style-name="Standard" style:list-style-name="L1">
      <style:text-properties fo:color="#c9211e" officeooo:rsid="0009c20b" officeooo:paragraph-rsid="0009c20b"/>
    </style:style>
    <style:style style:name="P5" style:family="paragraph" style:parent-style-name="Standard" style:list-style-name="L1">
      <style:text-properties fo:color="#c9211e" officeooo:rsid="0014350a" officeooo:paragraph-rsid="0014350a"/>
    </style:style>
    <style:style style:name="P6" style:family="paragraph" style:parent-style-name="Standard" style:list-style-name="L1">
      <style:text-properties fo:color="#c9211e" officeooo:rsid="000c6cf1" officeooo:paragraph-rsid="000c6cf1"/>
    </style:style>
    <style:style style:name="P7" style:family="paragraph" style:parent-style-name="Standard" style:list-style-name="L1">
      <style:text-properties officeooo:rsid="0009c20b" officeooo:paragraph-rsid="0009c20b"/>
    </style:style>
    <style:style style:name="P8" style:family="paragraph" style:parent-style-name="Standard" style:list-style-name="L1">
      <style:text-properties style:use-window-font-color="true" officeooo:rsid="0014350a" officeooo:paragraph-rsid="0014350a"/>
    </style:style>
    <style:style style:name="P9" style:family="paragraph" style:parent-style-name="Standard" style:list-style-name="L1">
      <style:text-properties officeooo:rsid="00105641" officeooo:paragraph-rsid="00105641"/>
    </style:style>
    <style:style style:name="P10" style:family="paragraph" style:parent-style-name="Standard" style:list-style-name="L1">
      <style:text-properties officeooo:rsid="001079b1" officeooo:paragraph-rsid="001079b1"/>
    </style:style>
    <style:style style:name="P11" style:family="paragraph" style:parent-style-name="Standard" style:list-style-name="L1">
      <style:text-properties officeooo:rsid="000a4904" officeooo:paragraph-rsid="000a4904"/>
    </style:style>
    <style:style style:name="P12" style:family="paragraph" style:parent-style-name="Standard" style:list-style-name="L1">
      <style:text-properties officeooo:rsid="000b20e0" officeooo:paragraph-rsid="000b20e0"/>
    </style:style>
    <style:style style:name="P13" style:family="paragraph" style:parent-style-name="Standard" style:list-style-name="L2">
      <style:text-properties officeooo:rsid="00149b83" officeooo:paragraph-rsid="00149b83"/>
    </style:style>
    <style:style style:name="P14" style:family="paragraph" style:parent-style-name="Standard" style:list-style-name="L2">
      <style:text-properties officeooo:rsid="00194f44" officeooo:paragraph-rsid="00194f44"/>
    </style:style>
    <style:style style:name="P15" style:family="paragraph" style:parent-style-name="Standard" style:list-style-name="L2">
      <style:text-properties officeooo:rsid="00199126" officeooo:paragraph-rsid="001991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05198958" text:style-name="L1">
        <text:list-item>
          <text:p text:style-name="P4">Create git repo</text:p>
        </text:list-item>
        <text:list-item>
          <text:p text:style-name="P7">Set up development stack</text:p>
          <text:list>
            <text:list-item>
              <text:p text:style-name="P4">React</text:p>
            </text:list-item>
            <text:list-item>
              <text:p text:style-name="P4">Node</text:p>
            </text:list-item>
            <text:list-item>
              <text:p text:style-name="P5">Express</text:p>
            </text:list-item>
            <text:list-item>
              <text:p text:style-name="P4">Mongo</text:p>
            </text:list-item>
            <text:list-item>
              <text:p text:style-name="P7">Redux</text:p>
            </text:list-item>
            <text:list-item>
              <text:p text:style-name="P7">Sass</text:p>
            </text:list-item>
            <text:list-item>
              <text:p text:style-name="P7">GraphQL</text:p>
            </text:list-item>
          </text:list>
        </text:list-item>
        <text:list-item>
          <text:p text:style-name="P7">Implement user profiles with authentication</text:p>
        </text:list-item>
        <text:list-item>
          <text:p text:style-name="P7">User object</text:p>
          <text:list>
            <text:list-item>
              <text:p text:style-name="P4">First name</text:p>
            </text:list-item>
            <text:list-item>
              <text:p text:style-name="P4">Last name</text:p>
            </text:list-item>
            <text:list-item>
              <text:p text:style-name="P4">Email</text:p>
            </text:list-item>
            <text:list-item>
              <text:p text:style-name="P4">Address</text:p>
              <text:list>
                <text:list-item>
                  <text:p text:style-name="P4">(use address api)</text:p>
                </text:list-item>
              </text:list>
            </text:list-item>
            <text:list-item>
              <text:p text:style-name="P4">Phone</text:p>
            </text:list-item>
          </text:list>
        </text:list-item>
        <text:list-item>
          <text:p text:style-name="P4">Watch object</text:p>
          <text:list>
            <text:list-item>
              <text:p text:style-name="P4">Brand</text:p>
            </text:list-item>
            <text:list-item>
              <text:p text:style-name="P4">Model</text:p>
            </text:list-item>
            <text:list-item>
              <text:p text:style-name="P5">Case</text:p>
            </text:list-item>
            <text:list-item>
              <text:p text:style-name="P5">Bracelet</text:p>
            </text:list-item>
            <text:list-item>
              <text:p text:style-name="P5">Dial</text:p>
            </text:list-item>
            <text:list-item>
              <text:p text:style-name="P5">Diameter</text:p>
            </text:list-item>
            <text:list-item>
              <text:p text:style-name="P5">Movement</text:p>
            </text:list-item>
            <text:list-item>
              <text:p text:style-name="P4">Price</text:p>
            </text:list-item>
            <text:list-item>
              <text:p text:style-name="P4">Description</text:p>
            </text:list-item>
            <text:list-item>
              <text:p text:style-name="P8">Complications</text:p>
            </text:list-item>
          </text:list>
        </text:list-item>
        <text:list-item>
          <text:p text:style-name="P7">Pages</text:p>
          <text:list>
            <text:list-item>
              <text:p text:style-name="P4">Home</text:p>
              <text:list>
                <text:list-item>
                  <text:p text:style-name="P6">Navbar</text:p>
                  <text:list>
                    <text:list-item>
                      <text:p text:style-name="P6">Home</text:p>
                    </text:list-item>
                    <text:list-item>
                      <text:p text:style-name="P6">About</text:p>
                    </text:list-item>
                    <text:list-item>
                      <text:p text:style-name="P6">Watches</text:p>
                    </text:list-item>
                    <text:list-item>
                      <text:p text:style-name="P6">Contact</text:p>
                    </text:list-item>
                    <text:list-item>
                      <text:p text:style-name="P6">Checkout</text:p>
                    </text:list-item>
                    <text:list-item>
                      <text:p text:style-name="P6">Sign In</text:p>
                    </text:list-item>
                  </text:list>
                </text:list-item>
                <text:list-item>
                  <text:p text:style-name="P6">SubNav</text:p>
                  <text:list>
                    <text:list-item>
                      <text:p text:style-name="P6">Rolex</text:p>
                    </text:list-item>
                    <text:list-item>
                      <text:p text:style-name="P6">Omega</text:p>
                    </text:list-item>
                    <text:list-item>
                      <text:p text:style-name="P6">Patek Philippe</text:p>
                    </text:list-item>
                    <text:list-item>
                      <text:p text:style-name="P6">Audemars Piguet</text:p>
                    </text:list-item>
                    <text:list-item>
                      <text:p text:style-name="P6">Other</text:p>
                    </text:list-item>
                  </text:list>
                </text:list-item>
                <text:list-item>
                  <text:p text:style-name="P6">Slideshow</text:p>
                </text:list-item>
                <text:list-item>
                  <text:p text:style-name="P6">Description</text:p>
                </text:list-item>
              </text:list>
            </text:list-item>
            <text:list-item>
              <text:p text:style-name="P7">About</text:p>
            </text:list-item>
            <text:list-item>
              <text:p text:style-name="P7">Brand</text:p>
            </text:list-item>
            <text:list-item>
              <text:p text:style-name="P7">Product</text:p>
            </text:list-item>
            <text:list-item>
              <text:p text:style-name="P7">Contact</text:p>
            </text:list-item>
            <text:list-item>
              <text:p text:style-name="P7"><text:soft-page-break/>Checkout</text:p>
            </text:list-item>
            <text:list-item>
              <text:p text:style-name="P7">Sign up (could use a popup)</text:p>
            </text:list-item>
            <text:list-item>
              <text:p text:style-name="P7">Sign in (could use a popup)</text:p>
            </text:list-item>
            <text:list-item>
              <text:p text:style-name="P9">404</text:p>
            </text:list-item>
            <text:list-item>
              <text:p text:style-name="P10">Admin (ensure uri cannot be accessed by unauthenticated users)</text:p>
            </text:list-item>
          </text:list>
        </text:list-item>
        <text:list-item>
          <text:p text:style-name="P11">Stock management</text:p>
          <text:list>
            <text:list-item>
              <text:p text:style-name="P11">Set watch to out of stock when sold</text:p>
            </text:list-item>
            <text:list-item>
              <text:p text:style-name="P11">Generate a report of sold watches</text:p>
            </text:list-item>
            <text:list-item>
              <text:p text:style-name="P12">Admin can set watches back to in stock</text:p>
            </text:list-item>
          </text:list>
        </text:list-item>
      </text:list>
      <text:p text:style-name="P1"/>
      <text:p text:style-name="P3">TODO</text:p>
      <text:list xml:id="list3664354816" text:style-name="L2">
        <text:list-item>
          <text:p text:style-name="P13">Redirect to newly selected model from Product page</text:p>
        </text:list-item>
        <text:list-item>
          <text:p text:style-name="P13">Style errors on Sign Up page</text:p>
        </text:list-item>
        <text:list-item>
          <text:p text:style-name="P13">Implement errors on Sign In page</text:p>
        </text:list-item>
        <text:list-item>
          <text:p text:style-name="P13">Implement add to cart and process sales</text:p>
        </text:list-item>
        <text:list-item>
          <text:p text:style-name="P13">Remove Admin button from non admins</text:p>
        </text:list-item>
        <text:list-item>
          <text:p text:style-name="P14">Add activity indicators</text:p>
        </text:list-item>
        <text:list-item>
          <text:p text:style-name="P15">Maybe render the product previews in a proper list view thing</text:p>
        </text:list-item>
      </text:list>
      <text:p text:style-name="P1"/>
      <text:p text:style-name="P2">Icon credits</text:p>
      <text:p text:style-name="P2">Icons made by &lt;a href="https://www.flaticon.com/authors/those-icons" title="Those Icons"&gt;Those Icons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bqlqn" title="bqlqn"&gt;bqlqn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1:50:48.654998059</meta:creation-date>
    <dc:date>2020-05-07T00:45:27.957360742</dc:date>
    <meta:editing-duration>PT22H6M12S</meta:editing-duration>
    <meta:editing-cycles>22</meta:editing-cycles>
    <meta:generator>LibreOffice/6.2.3.2$MacOSX_X86_64 LibreOffice_project/aecc05fe267cc68dde00352a451aa867b3b546ac</meta:generator>
    <meta:document-statistic meta:table-count="0" meta:image-count="0" meta:object-count="0" meta:page-count="2" meta:paragraph-count="71" meta:word-count="275" meta:character-count="1705" meta:non-whitespace-character-count="1566"/>
  </office:meta>
</office:document-meta>
</file>